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624cm" fo:min-width="10.9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10.636cm" fo:min-width="0.5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  <style:paragraph-properties style:writing-mode="lr-tb"/>
    </style:style>
    <style:style style:name="gr5" style:family="graphic" style:parent-style-name="standard">
      <style:graphic-properties draw:fill-color="#ffaa95" draw:textarea-horizontal-align="justify" draw:textarea-vertical-align="middle" draw:auto-grow-height="false" fo:min-height="5.044cm" fo:min-width="4.326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512cm" fo:min-width="3.0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7.08cm"/>
      <style:paragraph-properties style:writing-mode="lr-tb"/>
    </style:style>
    <style:style style:name="gr8" style:family="graphic" style:parent-style-name="standard">
      <style:graphic-properties draw:fill-color="#8e86ae" draw:textarea-horizontal-align="justify" draw:textarea-vertical-align="middle" draw:auto-grow-height="false" fo:min-height="3.56cm" fo:min-width="0.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aa95"/>
      <style:paragraph-properties fo:text-align="center"/>
    </style:style>
    <style:style style:name="P5" style:family="paragraph">
      <loext:graphic-properties draw:fill-color="#ffff00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6" style:family="paragraph">
      <style:text-properties fo:font-size="11pt"/>
    </style:style>
    <style:style style:name="P7" style:family="paragraph">
      <loext:graphic-properties draw:fill="none" draw:fill-color="#ffffff"/>
      <style:text-properties fo:font-size="11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8e86a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1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43cm" svg:height="7.874cm" svg:x="6.75cm" svg:y="3.04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007cm" svg:height="0.802cm" svg:x="7.061cm" svg:y="3.048cm">
          <draw:text-box>
            <text:p><text:span text:style-name="T1">StreamContext</text:span></text:p>
          </draw:text-box>
        </draw:frame>
        <draw:custom-shape draw:style-name="gr3" draw:text-style-name="P3" draw:layer="layout" svg:width="1.039cm" svg:height="10.886cm" draw:transform="rotate (-1.56660753659011) translate (17.924cm 3.719cm)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587cm" svg:height="0.802cm" draw:transform="rotate (0.000698131700797732) translate (9.898cm 3.868cm)">
          <draw:text-box>
            <text:p><text:span text:style-name="T1">Media Data Source</text:span></text:p>
          </draw:text-box>
        </draw:frame>
        <draw:custom-shape draw:style-name="gr5" draw:text-style-name="P4" draw:layer="layout" svg:width="4.826cm" svg:height="5.294cm" svg:x="7.104cm" svg:y="5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556cm" svg:height="0.762cm" svg:x="8.12cm" svg:y="5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4.823cm" svg:height="0.802cm" draw:transform="rotate (1.57742857795247) translate (7.297cm 10.36cm)">
          <draw:text-box>
            <text:p text:style-name="P6"><text:span text:style-name="T2">MediaProcessingChain</text:span></text:p>
          </draw:text-box>
        </draw:frame>
        <draw:custom-shape draw:style-name="gr8" draw:text-style-name="P8" draw:layer="layout" svg:width="1.27cm" svg:height="3.81cm" svg:x="8.128cm" svg:y="6.5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556cm" svg:height="0.802cm" svg:x="8.228cm" svg:y="5.594cm">
          <draw:text-box>
            <text:p text:style-name="P6"><text:span text:style-name="T2">StreamSelector</text:span></text:p>
          </draw:text-box>
        </draw:frame>
        <draw:custom-shape draw:style-name="gr8" draw:text-style-name="P8" draw:layer="layout" svg:width="1.27cm" svg:height="3.81cm" svg:x="10.406cm" svg:y="6.55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0.908cm" svg:height="0.802cm" svg:x="9.398cm" svg:y="7.526cm">
          <draw:text-box>
            <text:p><text:span text:style-name="T1">...</text:span></text:p>
          </draw:text-box>
        </draw:frame>
        <draw:frame draw:style-name="gr7" draw:text-style-name="P7" draw:layer="layout" svg:width="3.556cm" svg:height="0.802cm" draw:transform="rotate (1.57742857795247) translate (8.398cm 10.36cm)">
          <draw:text-box>
            <text:p text:style-name="P6"><text:span text:style-name="T2">MediaProcessor</text:span></text:p>
          </draw:text-box>
        </draw:frame>
        <draw:frame draw:style-name="gr7" draw:text-style-name="P7" draw:layer="layout" svg:width="3.556cm" svg:height="0.802cm" draw:transform="rotate (1.57742857795247) translate (10.62cm 10.36cm)">
          <draw:text-box>
            <text:p text:style-name="P6"><text:span text:style-name="T2">MediaProcessor</text:span></text:p>
          </draw:text-box>
        </draw:frame>
        <draw:custom-shape draw:style-name="gr5" draw:text-style-name="P4" draw:layer="layout" svg:width="4.826cm" svg:height="5.294cm" svg:x="13.1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556cm" svg:height="0.762cm" svg:x="14.116cm" svg:y="5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4.823cm" svg:height="0.802cm" draw:transform="rotate (1.57742857795247) translate (13.293cm 10.374cm)">
          <draw:text-box>
            <text:p text:style-name="P6"><text:span text:style-name="T2">MediaProcessingChain</text:span></text:p>
          </draw:text-box>
        </draw:frame>
        <draw:custom-shape draw:style-name="gr8" draw:text-style-name="P8" draw:layer="layout" svg:width="1.27cm" svg:height="3.81cm" svg:x="14.124cm" svg:y="6.564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556cm" svg:height="0.802cm" svg:x="14.224cm" svg:y="5.608cm">
          <draw:text-box>
            <text:p text:style-name="P6"><text:span text:style-name="T2">StreamSelector</text:span></text:p>
          </draw:text-box>
        </draw:frame>
        <draw:custom-shape draw:style-name="gr8" draw:text-style-name="P8" draw:layer="layout" svg:width="1.27cm" svg:height="3.81cm" svg:x="16.402cm" svg:y="6.564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0.908cm" svg:height="0.802cm" svg:x="15.394cm" svg:y="7.54cm">
          <draw:text-box>
            <text:p><text:span text:style-name="T1">...</text:span></text:p>
          </draw:text-box>
        </draw:frame>
        <draw:frame draw:style-name="gr7" draw:text-style-name="P7" draw:layer="layout" svg:width="3.556cm" svg:height="0.802cm" draw:transform="rotate (1.57742857795247) translate (14.394cm 10.374cm)">
          <draw:text-box>
            <text:p text:style-name="P6"><text:span text:style-name="T2">MediaProcessor</text:span></text:p>
          </draw:text-box>
        </draw:frame>
        <draw:frame draw:style-name="gr7" draw:text-style-name="P7" draw:layer="layout" svg:width="3.556cm" svg:height="0.802cm" draw:transform="rotate (1.57742857795247) translate (16.616cm 10.374cm)">
          <draw:text-box>
            <text:p text:style-name="P6"><text:span text:style-name="T2">MediaProcessor</text:span></text:p>
          </draw:text-box>
        </draw:frame>
        <draw:frame draw:style-name="gr9" draw:text-style-name="P2" draw:layer="layout" svg:width="0.908cm" svg:height="0.802cm" svg:x="12.084cm" svg:y="7.072cm">
          <draw:text-box>
            <text:p><text:span text:style-name="T1">...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07:40:05.470274861</meta:creation-date>
    <dc:date>2022-07-27T08:05:26.967465787</dc:date>
    <meta:editing-duration>PT8M10S</meta:editing-duration>
    <meta:editing-cycles>1</meta:editing-cycles>
    <meta:document-statistic meta:object-count="46"/>
    <meta:generator>LibreOffice/6.4.7.2$Linux_X86_64 LibreOffice_project/40$Build-2</meta:generator>
  </office:meta>
</office:document-meta>
</file>